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2B000002584ADF11C5DFB3EAA6.png" manifest:media-type="image/png"/>
  <manifest:file-entry manifest:full-path="Pictures/10000201000001C20000012C6E5D320E41C3C8EE.png" manifest:media-type="image/png"/>
  <manifest:file-entry manifest:full-path="Pictures/10000000000000E1000000E13FDF64445E9C3F37.png" manifest:media-type="image/png"/>
  <manifest:file-entry manifest:full-path="Pictures/1000020100000498000005EA9072D5E7F41C71E0.png" manifest:media-type="image/png"/>
  <manifest:file-entry manifest:full-path="Pictures/10000201000000E1000000E118F69CCA61F34FA5.png" manifest:media-type="image/png"/>
  <manifest:file-entry manifest:full-path="Pictures/1000020100000101000000C4D124F4FF1BB264D8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6.075cm" fo:min-width="4.65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fo:margin-left="0.318cm" fo:margin-right="0.318cm" fo:margin-top="0cm" fo:margin-bottom="0.08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1" svg:x="6.421cm" svg:y="14.415cm" svg:width="2.963cm" svg:height="2.261cm" draw:z-index="6">
        <draw:image xlink:href="Pictures/1000020100000101000000C4D124F4FF1BB264D8.png" xlink:type="simple" xlink:show="embed" xlink:actuate="onLoad" loext:mime-type="image/png"/>
        <draw:contour-polygon svg:width="2.917cm" svg:height="2.235cm" svg:viewBox="0 0 2917 2235" draw:points="14,0 14,2235 2931,2235 2931,0" draw:recreate-on-edit="false"/>
      </draw:frame>
      <draw:frame draw:style-name="fr2" draw:name="Image 4" text:anchor-type="page" text:anchor-page-number="1" svg:x="6.421cm" svg:y="3.909cm" svg:width="2.963cm" svg:height="2.261cm" draw:z-index="5">
        <draw:image xlink:href="Pictures/1000020100000101000000C4D124F4FF1BB264D8.png" xlink:type="simple" xlink:show="embed" xlink:actuate="onLoad" loext:mime-type="image/png"/>
        <draw:contour-polygon svg:width="2.917cm" svg:height="2.235cm" svg:viewBox="0 0 2917 2235" draw:points="14,0 14,2235 2931,2235 2931,0" draw:recreate-on-edit="false"/>
      </draw:frame>
      <draw:frame draw:style-name="fr3" draw:name="Image1" text:anchor-type="page" text:anchor-page-number="1" svg:x="11.259cm" svg:y="3.669cm" svg:width="8.636cm" svg:height="8.636cm" draw:z-index="2">
        <draw:image xlink:href="Pictures/10000201000000E1000000E118F69CCA61F34FA5.png" xlink:type="simple" xlink:show="embed" xlink:actuate="onLoad" loext:mime-type="image/png"/>
      </draw:frame>
      <draw:frame draw:style-name="fr4" draw:name="Image 6" text:anchor-type="page" text:anchor-page-number="1" svg:x="10.867cm" svg:y="7.65cm" svg:width="3.351cm" svg:height="3.351cm" draw:z-index="3">
        <draw:image xlink:href="Pictures/10000000000000E1000000E13FDF64445E9C3F37.png" xlink:type="simple" xlink:show="embed" xlink:actuate="onLoad" loext:mime-type="image/png"/>
        <svg:desc>인간의 손 잡기 아이콘 벡터 일러스트 레이 션 디자인 로열티 무료 사진, 그림, 이미지 그리고 스톡포토그래피. Image  85687729.</svg:desc>
      </draw:frame>
      <text:p text:style-name="Standard"><draw:frame text:anchor-type="paragraph" draw:z-index="0" draw:name="Image 1" draw:style-name="gr2" draw:text-style-name="P2" svg:width="11.2cm" svg:height="7.466cm" draw:transform="skewX (0.00680678408277788) rotate (0.00837758040957278) translate (0.442736111111111cm -0.359833333333333cm)"><draw:image xlink:href="Pictures/10000201000001C20000012C6E5D320E41C3C8EE.png" xlink:type="simple" xlink:show="embed" xlink:actuate="onLoad" loext:mime-type="image/png"><text:p/></draw:image><svg:desc>silhouette 사진, 이미지, 일러스트, 캘리그라피 - 크라우드픽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2.478cm" svg:y="0.092cm" svg:width="2.288cm" svg:height="2.946cm" draw:z-index="4"><draw:image xlink:href="Pictures/1000020100000498000005EA9072D5E7F41C71E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name="Shape1" draw:style-name="gr1" draw:text-style-name="P1" svg:width="4.65cm" svg:height="6.074cm" svg:x="10.208cm" svg:y="2.789cm"><text:p/><draw:enhanced-geometry svg:viewBox="0 0 21600 21600" draw:glue-points="10800 0 0 10800 10800 21600 21600 10800 ?f40 ?f41" draw:text-areas="0 0 21600 21600" draw:type="rectangular-callout" draw:modifiers="-18954.2662116041 6585.365853658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Standard"><draw:frame text:anchor-type="paragraph" draw:z-index="1" draw:name="Image 1" draw:style-name="gr2" draw:text-style-name="P2" svg:width="11.2cm" svg:height="7.466cm" draw:transform="skewX (0.00680678408277788) rotate (0.00837758040957278) translate (0.442736111111111cm 0.860777777777778cm)"><draw:image xlink:href="Pictures/10000201000001C20000012C6E5D320E41C3C8EE.png" xlink:type="simple" xlink:show="embed" xlink:actuate="onLoad" loext:mime-type="image/png"><text:p/></draw:image><svg:desc>silhouette 사진, 이미지, 일러스트, 캘리그라피 - 크라우드픽</svg:desc></draw:frame><draw:frame draw:style-name="fr1" draw:name="Image7" text:anchor-type="paragraph" svg:x="10.391cm" svg:y="5.807cm" svg:width="4.159cm" svg:height="2.339cm" draw:z-index="9"><draw:image xlink:href="Pictures/100002010000042B000002584ADF11C5DFB3EAA6.png" xlink:type="simple" xlink:show="embed" xlink:actuate="onLoad" loext:mime-type="image/png"/></draw:frame><draw:frame draw:style-name="fr1" draw:name="Image5" text:anchor-type="paragraph" svg:x="10.31cm" svg:y="2.515cm" svg:width="4.24cm" svg:height="5.459cm" draw:z-index="8"><draw:image xlink:href="Pictures/1000020100000498000005EA9072D5E7F41C71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2-06T21:02:02.562913493</meta:creation-date>
    <dc:date>2020-12-06T21:13:25.086937939</dc:date>
    <meta:editing-duration>PT11M23S</meta:editing-duration>
    <meta:editing-cycles>1</meta:editing-cycles>
    <meta:document-statistic meta:table-count="0" meta:image-count="7" meta:object-count="0" meta:page-count="1" meta:paragraph-count="0" meta:word-count="0" meta:character-count="0" meta:non-whitespace-character-count="0"/>
    <meta:generator>LibreOffice/6.3.2.2$MacOSX_X86_64 LibreOffice_project/98b30e735bda24bc04ab42594c85f7fd8be07b9c</meta:generator>
  </office:meta>
</office:document-meta>
</file>